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i>exp</mi>
          <mrow>
            <mo fence="true" form="prefix" stretchy="false">(</mo>
            <mrow>
              <msub>
                <mi>a</mi>
                <mi>k</mi>
              </msub>
            </mrow>
            <mo fence="true" form="postfix" stretchy="false">)</mo>
          </mrow>
        </mrow>
        <mrow>
          <mrow>
            <mo stretchy="false">∑</mo>
            <mi>exp</mi>
          </mrow>
          <mrow>
            <mo fence="true" form="prefix" stretchy="false">(</mo>
            <mrow>
              <msub>
                <mi>a</mi>
                <mi>i</mi>
              </msub>
            </mrow>
            <mo fence="true" form="postfix" stretchy="false">)</mo>
          </mrow>
        </mrow>
      </mfrac>
    </mrow>
    <annotation encoding="StarMath 5.0"> y_{k}  = frac {exp(a_{k})} { sum exp( a_{i} )  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20:10:48.852003149</meta:creation-date>
    <dc:date>2022-02-05T20:15:21.521842519</dc:date>
    <meta:editing-duration>PT4M38S</meta:editing-duration>
    <meta:editing-cycles>1</meta:editing-cycles>
    <meta:generator>LibreOffice/7.2.4.1$Linux_X86_64 LibreOffice_project/27d75539669ac387bb498e35313b970b7fe9c4f9</meta:generator>
  </office:meta>
</office:document-meta>
</file>